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iborg@iborg-desktop:~$ cmg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t up OpenCL contex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Platform: NVIDIA CUD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Device: GeForce GTX TITAN 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ing model Ecol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0 <text:s text:c="4"/>1 cells <text:s text:c="6"/>2 cts <text:s text:c="6"/>1 iterations <text:s/>residual = 0.00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6"/>10 <text:s text:c="10"/>7 cells <text:s text:c="9"/>17 contacts <text:s text:c="3"/>0.003056 hour(s) or 0.183361 minute(s) or 11.001672 second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03056" calcext:value-type="float">
            <text:p>0.0030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3361" calcext:value-type="float">
            <text:p>0.1833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001672" calcext:value-type="float">
            <text:p>11.001672</text:p>
          </table:table-cell>
          <table:table-cell office:value-type="string" calcext:value-type="string">
            <text:p>second(s)</text:p>
          </table:table-cell>
          <table:table-cell/>
          <table:table-cell table:formula="of:=LOG([.C7])" office:value-type="float" office:value="0.845098040014257" calcext:value-type="float">
            <text:p>0.84509804</text:p>
          </table:table-cell>
          <table:table-cell/>
          <table:table-cell office:value-type="float" office:value="0.003056" calcext:value-type="float">
            <text:p>0.003056</text:p>
          </table:table-cell>
          <table:table-cell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string" calcext:value-type="string">
            <text:p><text:s text:c="6"/>20 <text:s text:c="9"/>24 cells <text:s text:c="9"/>51 contacts <text:s text:c="3"/>0.003180 hour(s) or 0.190778 minute(s) or 11.446677 second(s)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ll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acts</text:p>
          </table:table-cell>
          <table:table-cell office:value-type="float" office:value="0.00318" calcext:value-type="float">
            <text:p>0.003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0778" calcext:value-type="float">
            <text:p>0.1907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446677" calcext:value-type="float">
            <text:p>11.446677</text:p>
          </table:table-cell>
          <table:table-cell office:value-type="string" calcext:value-type="string">
            <text:p>second(s)</text:p>
          </table:table-cell>
          <table:table-cell/>
          <table:table-cell table:formula="of:=LOG([.C8])" office:value-type="float" office:value="1.38021124171161" calcext:value-type="float">
            <text:p>1.3802112417</text:p>
          </table:table-cell>
          <table:table-cell/>
          <table:table-cell office:value-type="float" office:value="0.00318" calcext:value-type="float">
            <text:p>0.00318</text:p>
          </table:table-cell>
          <table:table-cell office:value-type="float" office:value="1.38021124171161" calcext:value-type="float">
            <text:p>1.3802112417</text:p>
          </table:table-cell>
        </table:table-row>
        <table:table-row table:style-name="ro1">
          <table:table-cell office:value-type="string" calcext:value-type="string">
            <text:p><text:s text:c="6"/>30 <text:s text:c="9"/>99 cells <text:s text:c="8"/>315 contacts <text:s text:c="3"/>0.003460 hour(s) or 0.207571 minute(s) or 12.454238 second(s)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ell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ontacts</text:p>
          </table:table-cell>
          <table:table-cell office:value-type="float" office:value="0.00346" calcext:value-type="float">
            <text:p>0.003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7571" calcext:value-type="float">
            <text:p>0.2075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454238" calcext:value-type="float">
            <text:p>12.454238</text:p>
          </table:table-cell>
          <table:table-cell office:value-type="string" calcext:value-type="string">
            <text:p>second(s)</text:p>
          </table:table-cell>
          <table:table-cell/>
          <table:table-cell table:formula="of:=LOG([.C9])" office:value-type="float" office:value="1.99563519459755" calcext:value-type="float">
            <text:p>1.9956351946</text:p>
          </table:table-cell>
          <table:table-cell/>
          <table:table-cell office:value-type="float" office:value="0.00346" calcext:value-type="float">
            <text:p>0.00346</text:p>
          </table:table-cell>
          <table:table-cell office:value-type="float" office:value="1.99563519459755" calcext:value-type="float">
            <text:p>1.9956351946</text:p>
          </table:table-cell>
        </table:table-row>
        <table:table-row table:style-name="ro1">
          <table:table-cell office:value-type="string" calcext:value-type="string">
            <text:p><text:s text:c="6"/>40 <text:s text:c="8"/>337 cells <text:s text:c="7"/>1321 contacts <text:s text:c="3"/>0.003957 hour(s) or 0.237444 minute(s) or 14.246664 second(s)</text:p>
          </table:table-cell>
          <table:table-cell office:value-type="float" office:value="40" calcext:value-type="float">
            <text:p>4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ells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ontacts</text:p>
          </table:table-cell>
          <table:table-cell office:value-type="float" office:value="0.003957" calcext:value-type="float">
            <text:p>0.0039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7444" calcext:value-type="float">
            <text:p>0.23744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246664" calcext:value-type="float">
            <text:p>14.246664</text:p>
          </table:table-cell>
          <table:table-cell office:value-type="string" calcext:value-type="string">
            <text:p>second(s)</text:p>
          </table:table-cell>
          <table:table-cell/>
          <table:table-cell table:formula="of:=LOG([.C10])" office:value-type="float" office:value="2.52762990087134" calcext:value-type="float">
            <text:p>2.5276299009</text:p>
          </table:table-cell>
          <table:table-cell/>
          <table:table-cell office:value-type="float" office:value="0.003957" calcext:value-type="float">
            <text:p>0.003957</text:p>
          </table:table-cell>
          <table:table-cell office:value-type="float" office:value="2.52762990087134" calcext:value-type="float">
            <text:p>2.5276299009</text:p>
          </table:table-cell>
        </table:table-row>
        <table:table-row table:style-name="ro1">
          <table:table-cell office:value-type="string" calcext:value-type="string">
            <text:p><text:s text:c="6"/>50 <text:s text:c="8"/>969 cells <text:s text:c="7"/>4348 contacts <text:s text:c="3"/>0.004930 hour(s) or 0.295803 minute(s) or 17.748203 second(s)</text:p>
          </table:table-cell>
          <table:table-cell office:value-type="float" office:value="50" calcext:value-type="float">
            <text:p>5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cells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contacts</text:p>
          </table:table-cell>
          <table:table-cell office:value-type="float" office:value="0.00493" calcext:value-type="float">
            <text:p>0.004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5803" calcext:value-type="float">
            <text:p>0.2958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748203" calcext:value-type="float">
            <text:p>17.748203</text:p>
          </table:table-cell>
          <table:table-cell office:value-type="string" calcext:value-type="string">
            <text:p>second(s)</text:p>
          </table:table-cell>
          <table:table-cell/>
          <table:table-cell table:formula="of:=LOG([.C11])" office:value-type="float" office:value="2.98632377705077" calcext:value-type="float">
            <text:p>2.9863237771</text:p>
          </table:table-cell>
          <table:table-cell/>
          <table:table-cell office:value-type="float" office:value="0.00493" calcext:value-type="float">
            <text:p>0.00493</text:p>
          </table:table-cell>
          <table:table-cell office:value-type="float" office:value="2.98632377705077" calcext:value-type="float">
            <text:p>2.9863237771</text:p>
          </table:table-cell>
        </table:table-row>
        <table:table-row table:style-name="ro1">
          <table:table-cell office:value-type="string" calcext:value-type="string">
            <text:p><text:s text:c="6"/>60 <text:s text:c="7"/>2275 cells <text:s text:c="6"/>10982 contacts <text:s text:c="3"/>0.006700 hour(s) or 0.402002 minute(s) or 24.120104 second(s)</text:p>
          </table:table-cell>
          <table:table-cell office:value-type="float" office:value="60" calcext:value-type="float">
            <text:p>60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cells</text:p>
          </table:table-cell>
          <table:table-cell office:value-type="float" office:value="10982" calcext:value-type="float">
            <text:p>10982</text:p>
          </table:table-cell>
          <table:table-cell office:value-type="string" calcext:value-type="string">
            <text:p>contacts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2002" calcext:value-type="float">
            <text:p>0.4020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120104" calcext:value-type="float">
            <text:p>24.120104</text:p>
          </table:table-cell>
          <table:table-cell office:value-type="string" calcext:value-type="string">
            <text:p>second(s)</text:p>
          </table:table-cell>
          <table:table-cell/>
          <table:table-cell table:formula="of:=LOG([.C12])" office:value-type="float" office:value="3.35698140099313" calcext:value-type="float">
            <text:p>3.356981401</text:p>
          </table:table-cell>
          <table:table-cell/>
          <table:table-cell office:value-type="float" office:value="0.0067" calcext:value-type="float">
            <text:p>0.0067</text:p>
          </table:table-cell>
          <table:table-cell office:value-type="float" office:value="3.35698140099313" calcext:value-type="float">
            <text:p>3.356981401</text:p>
          </table:table-cell>
        </table:table-row>
        <table:table-row table:style-name="ro1">
          <table:table-cell office:value-type="string" calcext:value-type="string">
            <text:p><text:s text:c="6"/>70 <text:s text:c="7"/>4649 cells <text:s text:c="6"/>24044 contacts <text:s text:c="3"/>0.009793 hour(s) or 0.587550 minute(s) or 35.253029 second(s)</text:p>
          </table:table-cell>
          <table:table-cell office:value-type="float" office:value="70" calcext:value-type="float">
            <text:p>70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cells</text:p>
          </table:table-cell>
          <table:table-cell office:value-type="float" office:value="24044" calcext:value-type="float">
            <text:p>24044</text:p>
          </table:table-cell>
          <table:table-cell office:value-type="string" calcext:value-type="string">
            <text:p>contacts</text:p>
          </table:table-cell>
          <table:table-cell office:value-type="float" office:value="0.009793" calcext:value-type="float">
            <text:p>0.0097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755" calcext:value-type="float">
            <text:p>0.587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253029" calcext:value-type="float">
            <text:p>35.253029</text:p>
          </table:table-cell>
          <table:table-cell office:value-type="string" calcext:value-type="string">
            <text:p>second(s)</text:p>
          </table:table-cell>
          <table:table-cell/>
          <table:table-cell table:formula="of:=LOG([.C13])" office:value-type="float" office:value="3.66735954618309" calcext:value-type="float">
            <text:p>3.6673595462</text:p>
          </table:table-cell>
          <table:table-cell/>
          <table:table-cell office:value-type="float" office:value="0.009793" calcext:value-type="float">
            <text:p>0.009793</text:p>
          </table:table-cell>
          <table:table-cell office:value-type="float" office:value="3.66735954618309" calcext:value-type="float">
            <text:p>3.6673595462</text:p>
          </table:table-cell>
        </table:table-row>
        <table:table-row table:style-name="ro1">
          <table:table-cell office:value-type="string" calcext:value-type="string">
            <text:p><text:s text:c="6"/>80 <text:s text:c="7"/>8181 cells <text:s text:c="6"/>44464 contacts <text:s text:c="3"/>0.014767 hour(s) or 0.886034 minute(s) or 53.162067 second(s)</text:p>
          </table:table-cell>
          <table:table-cell office:value-type="float" office:value="80" calcext:value-type="float">
            <text:p>80</text:p>
          </table:table-cell>
          <table:table-cell office:value-type="float" office:value="8181" calcext:value-type="float">
            <text:p>8181</text:p>
          </table:table-cell>
          <table:table-cell office:value-type="string" calcext:value-type="string">
            <text:p>cells</text:p>
          </table:table-cell>
          <table:table-cell office:value-type="float" office:value="44464" calcext:value-type="float">
            <text:p>44464</text:p>
          </table:table-cell>
          <table:table-cell office:value-type="string" calcext:value-type="string">
            <text:p>contacts</text:p>
          </table:table-cell>
          <table:table-cell office:value-type="float" office:value="0.014767" calcext:value-type="float">
            <text:p>0.0147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6034" calcext:value-type="float">
            <text:p>0.8860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162067" calcext:value-type="float">
            <text:p>53.162067</text:p>
          </table:table-cell>
          <table:table-cell office:value-type="string" calcext:value-type="string">
            <text:p>second(s)</text:p>
          </table:table-cell>
          <table:table-cell/>
          <table:table-cell table:formula="of:=LOG([.C14])" office:value-type="float" office:value="3.91280639266129" calcext:value-type="float">
            <text:p>3.9128063927</text:p>
          </table:table-cell>
          <table:table-cell/>
          <table:table-cell office:value-type="float" office:value="0.014767" calcext:value-type="float">
            <text:p>0.014767</text:p>
          </table:table-cell>
          <table:table-cell office:value-type="float" office:value="3.91280639266129" calcext:value-type="float">
            <text:p>3.9128063927</text:p>
          </table:table-cell>
        </table:table-row>
        <table:table-row table:style-name="ro1">
          <table:table-cell office:value-type="string" calcext:value-type="string">
            <text:p><text:s text:c="6"/>90 <text:s text:c="6"/>12582 cells <text:s text:c="6"/>71919 contacts <text:s text:c="3"/>0.022732 hour(s) or 1.363919 minute(s) or 81.835129 second(s)</text:p>
          </table:table-cell>
          <table:table-cell office:value-type="float" office:value="90" calcext:value-type="float">
            <text:p>90</text:p>
          </table:table-cell>
          <table:table-cell office:value-type="float" office:value="12582" calcext:value-type="float">
            <text:p>12582</text:p>
          </table:table-cell>
          <table:table-cell office:value-type="string" calcext:value-type="string">
            <text:p>cells</text:p>
          </table:table-cell>
          <table:table-cell office:value-type="float" office:value="71919" calcext:value-type="float">
            <text:p>71919</text:p>
          </table:table-cell>
          <table:table-cell office:value-type="string" calcext:value-type="string">
            <text:p>contacts</text:p>
          </table:table-cell>
          <table:table-cell office:value-type="float" office:value="0.022732" calcext:value-type="float">
            <text:p>0.0227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363919" calcext:value-type="float">
            <text:p>1.3639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1.835129" calcext:value-type="float">
            <text:p>81.835129</text:p>
          </table:table-cell>
          <table:table-cell office:value-type="string" calcext:value-type="string">
            <text:p>second(s)</text:p>
          </table:table-cell>
          <table:table-cell/>
          <table:table-cell table:formula="of:=LOG([.C15])" office:value-type="float" office:value="4.09974968084899" calcext:value-type="float">
            <text:p>4.0997496808</text:p>
          </table:table-cell>
          <table:table-cell/>
          <table:table-cell office:value-type="float" office:value="0.022732" calcext:value-type="float">
            <text:p>0.022732</text:p>
          </table:table-cell>
          <table:table-cell office:value-type="float" office:value="4.09974968084899" calcext:value-type="float">
            <text:p>4.0997496808</text:p>
          </table:table-cell>
        </table:table-row>
        <table:table-row table:style-name="ro1">
          <table:table-cell office:value-type="string" calcext:value-type="string">
            <text:p><text:s text:c="5"/>100 <text:s text:c="6"/>17126 cells <text:s text:c="5"/>101553 contacts <text:s text:c="3"/>0.033389 hour(s) or 2.003332 minute(s) or 120.199905 second(s)</text:p>
          </table:table-cell>
          <table:table-cell office:value-type="float" office:value="100" calcext:value-type="float">
            <text:p>100</text:p>
          </table:table-cell>
          <table:table-cell office:value-type="float" office:value="17126" calcext:value-type="float">
            <text:p>17126</text:p>
          </table:table-cell>
          <table:table-cell office:value-type="string" calcext:value-type="string">
            <text:p>cells</text:p>
          </table:table-cell>
          <table:table-cell office:value-type="float" office:value="101553" calcext:value-type="float">
            <text:p>101553</text:p>
          </table:table-cell>
          <table:table-cell office:value-type="string" calcext:value-type="string">
            <text:p>contacts</text:p>
          </table:table-cell>
          <table:table-cell office:value-type="float" office:value="0.033389" calcext:value-type="float">
            <text:p>0.03338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.003332" calcext:value-type="float">
            <text:p>2.0033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0.199905" calcext:value-type="float">
            <text:p>120.199905</text:p>
          </table:table-cell>
          <table:table-cell office:value-type="string" calcext:value-type="string">
            <text:p>second(s)</text:p>
          </table:table-cell>
          <table:table-cell/>
          <table:table-cell table:formula="of:=LOG([.C16])" office:value-type="float" office:value="4.23365593968576" calcext:value-type="float">
            <text:p>4.2336559397</text:p>
          </table:table-cell>
          <table:table-cell/>
          <table:table-cell office:value-type="float" office:value="0.033389" calcext:value-type="float">
            <text:p>0.033389</text:p>
          </table:table-cell>
          <table:table-cell office:value-type="float" office:value="4.23365593968576" calcext:value-type="float">
            <text:p>4.2336559397</text:p>
          </table:table-cell>
        </table:table-row>
        <table:table-row table:style-name="ro1">
          <table:table-cell office:value-type="string" calcext:value-type="string">
            <text:p><text:s text:c="5"/>110 <text:s text:c="6"/>21354 cells <text:s text:c="5"/>129564 contacts <text:s text:c="3"/>0.047544 hour(s) or 2.852645 minute(s) or 171.158722 second(s)</text:p>
          </table:table-cell>
          <table:table-cell office:value-type="float" office:value="110" calcext:value-type="float">
            <text:p>110</text:p>
          </table:table-cell>
          <table:table-cell office:value-type="float" office:value="21354" calcext:value-type="float">
            <text:p>21354</text:p>
          </table:table-cell>
          <table:table-cell office:value-type="string" calcext:value-type="string">
            <text:p>cells</text:p>
          </table:table-cell>
          <table:table-cell office:value-type="float" office:value="129564" calcext:value-type="float">
            <text:p>129564</text:p>
          </table:table-cell>
          <table:table-cell office:value-type="string" calcext:value-type="string">
            <text:p>contacts</text:p>
          </table:table-cell>
          <table:table-cell office:value-type="float" office:value="0.047544" calcext:value-type="float">
            <text:p>0.0475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.852645" calcext:value-type="float">
            <text:p>2.8526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1.158722" calcext:value-type="float">
            <text:p>171.158722</text:p>
          </table:table-cell>
          <table:table-cell office:value-type="string" calcext:value-type="string">
            <text:p>second(s)</text:p>
          </table:table-cell>
          <table:table-cell/>
          <table:table-cell table:formula="of:=LOG([.C17])" office:value-type="float" office:value="4.32947923838749" calcext:value-type="float">
            <text:p>4.3294792384</text:p>
          </table:table-cell>
          <table:table-cell/>
          <table:table-cell office:value-type="float" office:value="0.047544" calcext:value-type="float">
            <text:p>0.047544</text:p>
          </table:table-cell>
          <table:table-cell office:value-type="float" office:value="4.32947923838749" calcext:value-type="float">
            <text:p>4.3294792384</text:p>
          </table:table-cell>
        </table:table-row>
        <table:table-row table:style-name="ro1">
          <table:table-cell office:value-type="string" calcext:value-type="string">
            <text:p><text:s text:c="5"/>120 <text:s text:c="6"/>25367 cells <text:s text:c="5"/>156446 contacts <text:s text:c="3"/>0.064706 hour(s) or 3.882376 minute(s) or 232.942535 second(s)</text:p>
          </table:table-cell>
          <table:table-cell office:value-type="float" office:value="120" calcext:value-type="float">
            <text:p>120</text:p>
          </table:table-cell>
          <table:table-cell office:value-type="float" office:value="25367" calcext:value-type="float">
            <text:p>25367</text:p>
          </table:table-cell>
          <table:table-cell office:value-type="string" calcext:value-type="string">
            <text:p>cells</text:p>
          </table:table-cell>
          <table:table-cell office:value-type="float" office:value="156446" calcext:value-type="float">
            <text:p>156446</text:p>
          </table:table-cell>
          <table:table-cell office:value-type="string" calcext:value-type="string">
            <text:p>contacts</text:p>
          </table:table-cell>
          <table:table-cell office:value-type="float" office:value="0.064706" calcext:value-type="float">
            <text:p>0.0647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.882376" calcext:value-type="float">
            <text:p>3.8823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2.942535" calcext:value-type="float">
            <text:p>232.942535</text:p>
          </table:table-cell>
          <table:table-cell office:value-type="string" calcext:value-type="string">
            <text:p>second(s)</text:p>
          </table:table-cell>
          <table:table-cell/>
          <table:table-cell table:formula="of:=LOG([.C18])" office:value-type="float" office:value="4.40426910890542" calcext:value-type="float">
            <text:p>4.4042691089</text:p>
          </table:table-cell>
          <table:table-cell/>
          <table:table-cell office:value-type="float" office:value="0.064706" calcext:value-type="float">
            <text:p>0.064706</text:p>
          </table:table-cell>
          <table:table-cell office:value-type="float" office:value="4.40426910890542" calcext:value-type="float">
            <text:p>4.4042691089</text:p>
          </table:table-cell>
        </table:table-row>
        <table:table-row table:style-name="ro1">
          <table:table-cell office:value-type="string" calcext:value-type="string">
            <text:p><text:s text:c="5"/>130 <text:s text:c="6"/>29386 cells <text:s text:c="5"/>182927 contacts <text:s text:c="3"/>0.085274 hour(s) or 5.116420 minute(s) or 306.985199 second(s)</text:p>
          </table:table-cell>
          <table:table-cell office:value-type="float" office:value="130" calcext:value-type="float">
            <text:p>130</text:p>
          </table:table-cell>
          <table:table-cell office:value-type="float" office:value="29386" calcext:value-type="float">
            <text:p>29386</text:p>
          </table:table-cell>
          <table:table-cell office:value-type="string" calcext:value-type="string">
            <text:p>cells</text:p>
          </table:table-cell>
          <table:table-cell office:value-type="float" office:value="182927" calcext:value-type="float">
            <text:p>182927</text:p>
          </table:table-cell>
          <table:table-cell office:value-type="string" calcext:value-type="string">
            <text:p>contacts</text:p>
          </table:table-cell>
          <table:table-cell office:value-type="float" office:value="0.085274" calcext:value-type="float">
            <text:p>0.0852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5.11642" calcext:value-type="float">
            <text:p>5.116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6.985199" calcext:value-type="float">
            <text:p>306.985199</text:p>
          </table:table-cell>
          <table:table-cell office:value-type="string" calcext:value-type="string">
            <text:p>second(s)</text:p>
          </table:table-cell>
          <table:table-cell/>
          <table:table-cell table:formula="of:=LOG([.C19])" office:value-type="float" office:value="4.46814047426064" calcext:value-type="float">
            <text:p>4.4681404743</text:p>
          </table:table-cell>
          <table:table-cell/>
          <table:table-cell office:value-type="float" office:value="0.085274" calcext:value-type="float">
            <text:p>0.085274</text:p>
          </table:table-cell>
          <table:table-cell office:value-type="float" office:value="4.46814047426064" calcext:value-type="float">
            <text:p>4.4681404743</text:p>
          </table:table-cell>
        </table:table-row>
        <table:table-row table:style-name="ro1">
          <table:table-cell office:value-type="string" calcext:value-type="string">
            <text:p><text:s text:c="5"/>140 <text:s text:c="6"/>33389 cells <text:s text:c="5"/>209150 contacts <text:s text:c="3"/>0.108115 hour(s) or 6.486895 minute(s) or 389.213684 second(s)</text:p>
          </table:table-cell>
          <table:table-cell office:value-type="float" office:value="140" calcext:value-type="float">
            <text:p>140</text:p>
          </table:table-cell>
          <table:table-cell office:value-type="float" office:value="33389" calcext:value-type="float">
            <text:p>33389</text:p>
          </table:table-cell>
          <table:table-cell office:value-type="string" calcext:value-type="string">
            <text:p>cells</text:p>
          </table:table-cell>
          <table:table-cell office:value-type="float" office:value="209150" calcext:value-type="float">
            <text:p>209150</text:p>
          </table:table-cell>
          <table:table-cell office:value-type="string" calcext:value-type="string">
            <text:p>contacts</text:p>
          </table:table-cell>
          <table:table-cell office:value-type="float" office:value="0.108115" calcext:value-type="float">
            <text:p>0.10811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6.486895" calcext:value-type="float">
            <text:p>6.4868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9.213684" calcext:value-type="float">
            <text:p>389.213684</text:p>
          </table:table-cell>
          <table:table-cell office:value-type="string" calcext:value-type="string">
            <text:p>second(s)</text:p>
          </table:table-cell>
          <table:table-cell/>
          <table:table-cell table:formula="of:=LOG([.C20])" office:value-type="float" office:value="4.52360341213657" calcext:value-type="float">
            <text:p>4.5236034121</text:p>
          </table:table-cell>
          <table:table-cell/>
          <table:table-cell office:value-type="float" office:value="0.108115" calcext:value-type="float">
            <text:p>0.108115</text:p>
          </table:table-cell>
          <table:table-cell office:value-type="float" office:value="4.52360341213657" calcext:value-type="float">
            <text:p>4.5236034121</text:p>
          </table:table-cell>
        </table:table-row>
        <table:table-row table:style-name="ro1">
          <table:table-cell office:value-type="string" calcext:value-type="string">
            <text:p><text:s text:c="5"/>150 <text:s text:c="6"/>37209 cells <text:s text:c="5"/>234872 contacts <text:s text:c="3"/>0.133855 hour(s) or 8.031305 minute(s) or 481.878296 second(s)</text:p>
          </table:table-cell>
          <table:table-cell office:value-type="float" office:value="150" calcext:value-type="float">
            <text:p>150</text:p>
          </table:table-cell>
          <table:table-cell office:value-type="float" office:value="37209" calcext:value-type="float">
            <text:p>37209</text:p>
          </table:table-cell>
          <table:table-cell office:value-type="string" calcext:value-type="string">
            <text:p>cells</text:p>
          </table:table-cell>
          <table:table-cell office:value-type="float" office:value="234872" calcext:value-type="float">
            <text:p>234872</text:p>
          </table:table-cell>
          <table:table-cell office:value-type="string" calcext:value-type="string">
            <text:p>contacts</text:p>
          </table:table-cell>
          <table:table-cell office:value-type="float" office:value="0.133855" calcext:value-type="float">
            <text:p>0.1338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8.031305" calcext:value-type="float">
            <text:p>8.03130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1.878296" calcext:value-type="float">
            <text:p>481.878296</text:p>
          </table:table-cell>
          <table:table-cell office:value-type="string" calcext:value-type="string">
            <text:p>second(s)</text:p>
          </table:table-cell>
          <table:table-cell/>
          <table:table-cell table:formula="of:=LOG([.C21])" office:value-type="float" office:value="4.57064799841934" calcext:value-type="float">
            <text:p>4.5706479984</text:p>
          </table:table-cell>
          <table:table-cell/>
          <table:table-cell office:value-type="float" office:value="0.133855" calcext:value-type="float">
            <text:p>0.133855</text:p>
          </table:table-cell>
          <table:table-cell office:value-type="float" office:value="4.57064799841934" calcext:value-type="float">
            <text:p>4.5706479984</text:p>
          </table:table-cell>
        </table:table-row>
        <table:table-row table:style-name="ro1">
          <table:table-cell office:value-type="string" calcext:value-type="string">
            <text:p><text:s text:c="5"/>160 <text:s text:c="6"/>41177 cells <text:s text:c="5"/>260735 contacts <text:s text:c="3"/>0.163201 hour(s) or 9.792075 minute(s) or 587.524475 second(s)</text:p>
          </table:table-cell>
          <table:table-cell office:value-type="float" office:value="160" calcext:value-type="float">
            <text:p>160</text:p>
          </table:table-cell>
          <table:table-cell office:value-type="float" office:value="41177" calcext:value-type="float">
            <text:p>41177</text:p>
          </table:table-cell>
          <table:table-cell office:value-type="string" calcext:value-type="string">
            <text:p>cells</text:p>
          </table:table-cell>
          <table:table-cell office:value-type="float" office:value="260735" calcext:value-type="float">
            <text:p>260735</text:p>
          </table:table-cell>
          <table:table-cell office:value-type="string" calcext:value-type="string">
            <text:p>contacts</text:p>
          </table:table-cell>
          <table:table-cell office:value-type="float" office:value="0.163201" calcext:value-type="float">
            <text:p>0.16320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9.792075" calcext:value-type="float">
            <text:p>9.7920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7.524475" calcext:value-type="float">
            <text:p>587.524475</text:p>
          </table:table-cell>
          <table:table-cell office:value-type="string" calcext:value-type="string">
            <text:p>second(s)</text:p>
          </table:table-cell>
          <table:table-cell/>
          <table:table-cell table:formula="of:=LOG([.C22])" office:value-type="float" office:value="4.61465470238628" calcext:value-type="float">
            <text:p>4.6146547024</text:p>
          </table:table-cell>
          <table:table-cell/>
          <table:table-cell office:value-type="float" office:value="0.163201" calcext:value-type="float">
            <text:p>0.163201</text:p>
          </table:table-cell>
          <table:table-cell office:value-type="float" office:value="4.61465470238628" calcext:value-type="float">
            <text:p>4.6146547024</text:p>
          </table:table-cell>
        </table:table-row>
        <table:table-row table:style-name="ro1">
          <table:table-cell office:value-type="string" calcext:value-type="string">
            <text:p><text:s text:c="5"/>170 <text:s text:c="6"/>45116 cells <text:s text:c="5"/>286824 contacts <text:s text:c="3"/>0.196179 hour(s) or 11.770752 minute(s) or 706.245117 second(s)</text:p>
          </table:table-cell>
          <table:table-cell office:value-type="float" office:value="170" calcext:value-type="float">
            <text:p>170</text:p>
          </table:table-cell>
          <table:table-cell office:value-type="float" office:value="45116" calcext:value-type="float">
            <text:p>45116</text:p>
          </table:table-cell>
          <table:table-cell office:value-type="string" calcext:value-type="string">
            <text:p>cells</text:p>
          </table:table-cell>
          <table:table-cell office:value-type="float" office:value="286824" calcext:value-type="float">
            <text:p>286824</text:p>
          </table:table-cell>
          <table:table-cell office:value-type="string" calcext:value-type="string">
            <text:p>contacts</text:p>
          </table:table-cell>
          <table:table-cell office:value-type="float" office:value="0.196179" calcext:value-type="float">
            <text:p>0.1961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1.770752" calcext:value-type="float">
            <text:p>11.7707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06.245117" calcext:value-type="float">
            <text:p>706.245117</text:p>
          </table:table-cell>
          <table:table-cell office:value-type="string" calcext:value-type="string">
            <text:p>second(s)</text:p>
          </table:table-cell>
          <table:table-cell/>
          <table:table-cell table:formula="of:=LOG([.C23])" office:value-type="float" office:value="4.65433058798471" calcext:value-type="float">
            <text:p>4.654330588</text:p>
          </table:table-cell>
          <table:table-cell/>
          <table:table-cell office:value-type="float" office:value="0.196179" calcext:value-type="float">
            <text:p>0.196179</text:p>
          </table:table-cell>
          <table:table-cell office:value-type="float" office:value="4.65433058798471" calcext:value-type="float">
            <text:p>4.654330588</text:p>
          </table:table-cell>
        </table:table-row>
        <table:table-row table:style-name="ro1">
          <table:table-cell office:value-type="string" calcext:value-type="string">
            <text:p><text:s text:c="5"/>180 <text:s text:c="6"/>48936 cells <text:s text:c="5"/>312331 contacts <text:s text:c="3"/>0.234191 hour(s) or 14.051483 minute(s) or 843.088989 second(s)</text:p>
          </table:table-cell>
          <table:table-cell office:value-type="float" office:value="180" calcext:value-type="float">
            <text:p>180</text:p>
          </table:table-cell>
          <table:table-cell office:value-type="float" office:value="48936" calcext:value-type="float">
            <text:p>48936</text:p>
          </table:table-cell>
          <table:table-cell office:value-type="string" calcext:value-type="string">
            <text:p>cells</text:p>
          </table:table-cell>
          <table:table-cell office:value-type="float" office:value="312331" calcext:value-type="float">
            <text:p>312331</text:p>
          </table:table-cell>
          <table:table-cell office:value-type="string" calcext:value-type="string">
            <text:p>contacts</text:p>
          </table:table-cell>
          <table:table-cell office:value-type="float" office:value="0.234191" calcext:value-type="float">
            <text:p>0.2341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4.051483" calcext:value-type="float">
            <text:p>14.0514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43.088989" calcext:value-type="float">
            <text:p>843.088989</text:p>
          </table:table-cell>
          <table:table-cell office:value-type="string" calcext:value-type="string">
            <text:p>second(s)</text:p>
          </table:table-cell>
          <table:table-cell/>
          <table:table-cell table:formula="of:=LOG([.C24])" office:value-type="float" office:value="4.68962846748975" calcext:value-type="float">
            <text:p>4.6896284675</text:p>
          </table:table-cell>
          <table:table-cell/>
          <table:table-cell office:value-type="float" office:value="0.234191" calcext:value-type="float">
            <text:p>0.234191</text:p>
          </table:table-cell>
          <table:table-cell office:value-type="float" office:value="4.68962846748975" calcext:value-type="float">
            <text:p>4.6896284675</text:p>
          </table:table-cell>
        </table:table-row>
        <table:table-row table:style-name="ro1">
          <table:table-cell office:value-type="string" calcext:value-type="string">
            <text:p><text:s text:c="5"/>190 <text:s text:c="6"/>52846 cells <text:s text:c="5"/>337881 contacts <text:s text:c="3"/>0.277053 hour(s) or 16.623196 minute(s) or 997.391785 second(s)</text:p>
          </table:table-cell>
          <table:table-cell office:value-type="float" office:value="190" calcext:value-type="float">
            <text:p>190</text:p>
          </table:table-cell>
          <table:table-cell office:value-type="float" office:value="52846" calcext:value-type="float">
            <text:p>52846</text:p>
          </table:table-cell>
          <table:table-cell office:value-type="string" calcext:value-type="string">
            <text:p>cells</text:p>
          </table:table-cell>
          <table:table-cell office:value-type="float" office:value="337881" calcext:value-type="float">
            <text:p>337881</text:p>
          </table:table-cell>
          <table:table-cell office:value-type="string" calcext:value-type="string">
            <text:p>contacts</text:p>
          </table:table-cell>
          <table:table-cell office:value-type="float" office:value="0.277053" calcext:value-type="float">
            <text:p>0.2770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6.623196" calcext:value-type="float">
            <text:p>16.6231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97.391785" calcext:value-type="float">
            <text:p>997.391785</text:p>
          </table:table-cell>
          <table:table-cell office:value-type="string" calcext:value-type="string">
            <text:p>second(s)</text:p>
          </table:table-cell>
          <table:table-cell/>
          <table:table-cell table:formula="of:=LOG([.C25])" office:value-type="float" office:value="4.72301212042924" calcext:value-type="float">
            <text:p>4.7230121204</text:p>
          </table:table-cell>
          <table:table-cell/>
          <table:table-cell office:value-type="float" office:value="0.277053" calcext:value-type="float">
            <text:p>0.277053</text:p>
          </table:table-cell>
          <table:table-cell office:value-type="float" office:value="4.72301212042924" calcext:value-type="float">
            <text:p>4.7230121204</text:p>
          </table:table-cell>
        </table:table-row>
        <table:table-row table:style-name="ro1">
          <table:table-cell office:value-type="string" calcext:value-type="string">
            <text:p><text:s text:c="5"/>200 <text:s text:c="6"/>56726 cells <text:s text:c="5"/>364088 contacts <text:s text:c="3"/>0.317248 hour(s) or 19.034906 minute(s) or 1142.094360 second(s)</text:p>
          </table:table-cell>
          <table:table-cell office:value-type="float" office:value="200" calcext:value-type="float">
            <text:p>200</text:p>
          </table:table-cell>
          <table:table-cell office:value-type="float" office:value="56726" calcext:value-type="float">
            <text:p>56726</text:p>
          </table:table-cell>
          <table:table-cell office:value-type="string" calcext:value-type="string">
            <text:p>cells</text:p>
          </table:table-cell>
          <table:table-cell office:value-type="float" office:value="364088" calcext:value-type="float">
            <text:p>364088</text:p>
          </table:table-cell>
          <table:table-cell office:value-type="string" calcext:value-type="string">
            <text:p>contacts</text:p>
          </table:table-cell>
          <table:table-cell office:value-type="float" office:value="0.317248" calcext:value-type="float">
            <text:p>0.3172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9.034906" calcext:value-type="float">
            <text:p>19.0349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42.09436" calcext:value-type="float">
            <text:p>1142.09436</text:p>
          </table:table-cell>
          <table:table-cell office:value-type="string" calcext:value-type="string">
            <text:p>second(s)</text:p>
          </table:table-cell>
          <table:table-cell/>
          <table:table-cell table:formula="of:=LOG([.C26])" office:value-type="float" office:value="4.75378216062844" calcext:value-type="float">
            <text:p>4.7537821606</text:p>
          </table:table-cell>
          <table:table-cell/>
          <table:table-cell office:value-type="float" office:value="0.317248" calcext:value-type="float">
            <text:p>0.317248</text:p>
          </table:table-cell>
          <table:table-cell office:value-type="float" office:value="4.75378216062844" calcext:value-type="float">
            <text:p>4.7537821606</text:p>
          </table:table-cell>
        </table:table-row>
        <table:table-row table:style-name="ro1">
          <table:table-cell office:value-type="string" calcext:value-type="string">
            <text:p><text:s text:c="5"/>210 <text:s text:c="6"/>60685 cells <text:s text:c="5"/>389800 contacts <text:s text:c="3"/>0.366209 hour(s) or 21.972536 minute(s) or 1318.352173 second(s)</text:p>
          </table:table-cell>
          <table:table-cell office:value-type="float" office:value="210" calcext:value-type="float">
            <text:p>210</text:p>
          </table:table-cell>
          <table:table-cell office:value-type="float" office:value="60685" calcext:value-type="float">
            <text:p>60685</text:p>
          </table:table-cell>
          <table:table-cell office:value-type="string" calcext:value-type="string">
            <text:p>cells</text:p>
          </table:table-cell>
          <table:table-cell office:value-type="float" office:value="389800" calcext:value-type="float">
            <text:p>389800</text:p>
          </table:table-cell>
          <table:table-cell office:value-type="string" calcext:value-type="string">
            <text:p>contacts</text:p>
          </table:table-cell>
          <table:table-cell office:value-type="float" office:value="0.366209" calcext:value-type="float">
            <text:p>0.3662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1.972536" calcext:value-type="float">
            <text:p>21.97253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18.352173" calcext:value-type="float">
            <text:p>1318.352173</text:p>
          </table:table-cell>
          <table:table-cell office:value-type="string" calcext:value-type="string">
            <text:p>second(s)</text:p>
          </table:table-cell>
          <table:table-cell/>
          <table:table-cell table:formula="of:=LOG([.C27])" office:value-type="float" office:value="4.7830813562767" calcext:value-type="float">
            <text:p>4.7830813563</text:p>
          </table:table-cell>
          <table:table-cell/>
          <table:table-cell office:value-type="float" office:value="0.366209" calcext:value-type="float">
            <text:p>0.366209</text:p>
          </table:table-cell>
          <table:table-cell office:value-type="float" office:value="4.7830813562767" calcext:value-type="float">
            <text:p>4.7830813563</text:p>
          </table:table-cell>
        </table:table-row>
        <table:table-row table:style-name="ro1">
          <table:table-cell office:value-type="string" calcext:value-type="string">
            <text:p><text:s text:c="5"/>220 <text:s text:c="6"/>64534 cells <text:s text:c="5"/>415357 contacts <text:s text:c="3"/>0.415804 hour(s) or 24.948222 minute(s) or 1496.893311 second(s)</text:p>
          </table:table-cell>
          <table:table-cell office:value-type="float" office:value="220" calcext:value-type="float">
            <text:p>220</text:p>
          </table:table-cell>
          <table:table-cell office:value-type="float" office:value="64534" calcext:value-type="float">
            <text:p>64534</text:p>
          </table:table-cell>
          <table:table-cell office:value-type="string" calcext:value-type="string">
            <text:p>cells</text:p>
          </table:table-cell>
          <table:table-cell office:value-type="float" office:value="415357" calcext:value-type="float">
            <text:p>415357</text:p>
          </table:table-cell>
          <table:table-cell office:value-type="string" calcext:value-type="string">
            <text:p>contacts</text:p>
          </table:table-cell>
          <table:table-cell office:value-type="float" office:value="0.415804" calcext:value-type="float">
            <text:p>0.41580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4.948222" calcext:value-type="float">
            <text:p>24.9482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96.893311" calcext:value-type="float">
            <text:p>1496.893311</text:p>
          </table:table-cell>
          <table:table-cell office:value-type="string" calcext:value-type="string">
            <text:p>second(s)</text:p>
          </table:table-cell>
          <table:table-cell/>
          <table:table-cell table:formula="of:=LOG([.C28])" office:value-type="float" office:value="4.80978858474278" calcext:value-type="float">
            <text:p>4.8097885847</text:p>
          </table:table-cell>
          <table:table-cell/>
          <table:table-cell office:value-type="float" office:value="0.415804" calcext:value-type="float">
            <text:p>0.415804</text:p>
          </table:table-cell>
          <table:table-cell office:value-type="float" office:value="4.80978858474278" calcext:value-type="float">
            <text:p>4.8097885847</text:p>
          </table:table-cell>
        </table:table-row>
        <table:table-row table:style-name="ro1">
          <table:table-cell office:value-type="string" calcext:value-type="string">
            <text:p><text:s text:c="5"/>230 <text:s text:c="6"/>68432 cells <text:s text:c="5"/>440837 contacts <text:s text:c="3"/>0.474193 hour(s) or 28.451581 minute(s) or 1707.094849 second(s)</text:p>
          </table:table-cell>
          <table:table-cell office:value-type="float" office:value="230" calcext:value-type="float">
            <text:p>230</text:p>
          </table:table-cell>
          <table:table-cell office:value-type="float" office:value="68432" calcext:value-type="float">
            <text:p>68432</text:p>
          </table:table-cell>
          <table:table-cell office:value-type="string" calcext:value-type="string">
            <text:p>cells</text:p>
          </table:table-cell>
          <table:table-cell office:value-type="float" office:value="440837" calcext:value-type="float">
            <text:p>440837</text:p>
          </table:table-cell>
          <table:table-cell office:value-type="string" calcext:value-type="string">
            <text:p>contacts</text:p>
          </table:table-cell>
          <table:table-cell office:value-type="float" office:value="0.474193" calcext:value-type="float">
            <text:p>0.4741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8.451581" calcext:value-type="float">
            <text:p>28.45158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07.094849" calcext:value-type="float">
            <text:p>1707.094849</text:p>
          </table:table-cell>
          <table:table-cell office:value-type="string" calcext:value-type="string">
            <text:p>second(s)</text:p>
          </table:table-cell>
          <table:table-cell/>
          <table:table-cell table:formula="of:=LOG([.C29])" office:value-type="float" office:value="4.83525923291274" calcext:value-type="float">
            <text:p>4.8352592329</text:p>
          </table:table-cell>
          <table:table-cell/>
          <table:table-cell office:value-type="float" office:value="0.474193" calcext:value-type="float">
            <text:p>0.474193</text:p>
          </table:table-cell>
          <table:table-cell office:value-type="float" office:value="4.83525923291274" calcext:value-type="float">
            <text:p>4.8352592329</text:p>
          </table:table-cell>
        </table:table-row>
        <table:table-row table:style-name="ro1">
          <table:table-cell office:value-type="string" calcext:value-type="string">
            <text:p><text:s text:c="5"/>240 <text:s text:c="6"/>72344 cells <text:s text:c="5"/>466783 contacts <text:s text:c="3"/>0.546036 hour(s) or 32.762154 minute(s) or 1965.729248 second(s)</text:p>
          </table:table-cell>
          <table:table-cell office:value-type="float" office:value="240" calcext:value-type="float">
            <text:p>240</text:p>
          </table:table-cell>
          <table:table-cell office:value-type="float" office:value="72344" calcext:value-type="float">
            <text:p>72344</text:p>
          </table:table-cell>
          <table:table-cell office:value-type="string" calcext:value-type="string">
            <text:p>cells</text:p>
          </table:table-cell>
          <table:table-cell office:value-type="float" office:value="466783" calcext:value-type="float">
            <text:p>466783</text:p>
          </table:table-cell>
          <table:table-cell office:value-type="string" calcext:value-type="string">
            <text:p>contacts</text:p>
          </table:table-cell>
          <table:table-cell office:value-type="float" office:value="0.546036" calcext:value-type="float">
            <text:p>0.54603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2.762154" calcext:value-type="float">
            <text:p>32.7621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65.729248" calcext:value-type="float">
            <text:p>1965.729248</text:p>
          </table:table-cell>
          <table:table-cell office:value-type="string" calcext:value-type="string">
            <text:p>second(s)</text:p>
          </table:table-cell>
          <table:table-cell/>
          <table:table-cell table:formula="of:=LOG([.C30])" office:value-type="float" office:value="4.85940251783314" calcext:value-type="float">
            <text:p>4.8594025178</text:p>
          </table:table-cell>
          <table:table-cell/>
          <table:table-cell office:value-type="float" office:value="0.546036" calcext:value-type="float">
            <text:p>0.546036</text:p>
          </table:table-cell>
          <table:table-cell office:value-type="float" office:value="4.85940251783314" calcext:value-type="float">
            <text:p>4.8594025178</text:p>
          </table:table-cell>
        </table:table-row>
        <table:table-row table:style-name="ro1">
          <table:table-cell office:value-type="string" calcext:value-type="string">
            <text:p><text:s text:c="5"/>250 <text:s text:c="6"/>76292 cells <text:s text:c="5"/>492907 contacts <text:s text:c="3"/>0.609390 hour(s) or 36.563383 minute(s) or 2193.802979 second(s)</text:p>
          </table:table-cell>
          <table:table-cell office:value-type="float" office:value="250" calcext:value-type="float">
            <text:p>250</text:p>
          </table:table-cell>
          <table:table-cell office:value-type="float" office:value="76292" calcext:value-type="float">
            <text:p>76292</text:p>
          </table:table-cell>
          <table:table-cell office:value-type="string" calcext:value-type="string">
            <text:p>cells</text:p>
          </table:table-cell>
          <table:table-cell office:value-type="float" office:value="492907" calcext:value-type="float">
            <text:p>492907</text:p>
          </table:table-cell>
          <table:table-cell office:value-type="string" calcext:value-type="string">
            <text:p>contacts</text:p>
          </table:table-cell>
          <table:table-cell office:value-type="float" office:value="0.60939" calcext:value-type="float">
            <text:p>0.609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6.563383" calcext:value-type="float">
            <text:p>36.5633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93.802979" calcext:value-type="float">
            <text:p>2193.802979</text:p>
          </table:table-cell>
          <table:table-cell office:value-type="string" calcext:value-type="string">
            <text:p>second(s)</text:p>
          </table:table-cell>
          <table:table-cell/>
          <table:table-cell table:formula="of:=LOG([.C31])" office:value-type="float" office:value="4.88247900010416" calcext:value-type="float">
            <text:p>4.8824790001</text:p>
          </table:table-cell>
          <table:table-cell/>
          <table:table-cell office:value-type="float" office:value="0.60939" calcext:value-type="float">
            <text:p>0.60939</text:p>
          </table:table-cell>
          <table:table-cell office:value-type="float" office:value="4.88247900010416" calcext:value-type="float">
            <text:p>4.8824790001</text:p>
          </table:table-cell>
        </table:table-row>
        <table:table-row table:style-name="ro1">
          <table:table-cell office:value-type="string" calcext:value-type="string">
            <text:p><text:s text:c="5"/>260 <text:s text:c="6"/>80225 cells <text:s text:c="5"/>518855 contacts <text:s text:c="3"/>0.688346 hour(s) or 41.300781 minute(s) or 2478.046875 second(s)</text:p>
          </table:table-cell>
          <table:table-cell office:value-type="float" office:value="260" calcext:value-type="float">
            <text:p>260</text:p>
          </table:table-cell>
          <table:table-cell office:value-type="float" office:value="80225" calcext:value-type="float">
            <text:p>80225</text:p>
          </table:table-cell>
          <table:table-cell office:value-type="string" calcext:value-type="string">
            <text:p>cells</text:p>
          </table:table-cell>
          <table:table-cell office:value-type="float" office:value="518855" calcext:value-type="float">
            <text:p>518855</text:p>
          </table:table-cell>
          <table:table-cell office:value-type="string" calcext:value-type="string">
            <text:p>contacts</text:p>
          </table:table-cell>
          <table:table-cell office:value-type="float" office:value="0.688346" calcext:value-type="float">
            <text:p>0.6883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1.300781" calcext:value-type="float">
            <text:p>41.30078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78.046875" calcext:value-type="float">
            <text:p>2478.046875</text:p>
          </table:table-cell>
          <table:table-cell office:value-type="string" calcext:value-type="string">
            <text:p>second(s)</text:p>
          </table:table-cell>
          <table:table-cell/>
          <table:table-cell table:formula="of:=LOG([.C32])" office:value-type="float" office:value="4.90430972576754" calcext:value-type="float">
            <text:p>4.9043097258</text:p>
          </table:table-cell>
          <table:table-cell/>
          <table:table-cell office:value-type="float" office:value="0.688346" calcext:value-type="float">
            <text:p>0.688346</text:p>
          </table:table-cell>
          <table:table-cell office:value-type="float" office:value="4.90430972576754" calcext:value-type="float">
            <text:p>4.9043097258</text:p>
          </table:table-cell>
        </table:table-row>
        <table:table-row table:style-name="ro1">
          <table:table-cell office:value-type="string" calcext:value-type="string">
            <text:p><text:s text:c="5"/>270 <text:s text:c="6"/>84194 cells <text:s text:c="5"/>545091 contacts <text:s text:c="3"/>0.761846 hour(s) or 45.710767 minute(s) or 2742.645996 second(s)</text:p>
          </table:table-cell>
          <table:table-cell office:value-type="float" office:value="270" calcext:value-type="float">
            <text:p>270</text:p>
          </table:table-cell>
          <table:table-cell office:value-type="float" office:value="84194" calcext:value-type="float">
            <text:p>84194</text:p>
          </table:table-cell>
          <table:table-cell office:value-type="string" calcext:value-type="string">
            <text:p>cells</text:p>
          </table:table-cell>
          <table:table-cell office:value-type="float" office:value="545091" calcext:value-type="float">
            <text:p>545091</text:p>
          </table:table-cell>
          <table:table-cell office:value-type="string" calcext:value-type="string">
            <text:p>contacts</text:p>
          </table:table-cell>
          <table:table-cell office:value-type="float" office:value="0.761846" calcext:value-type="float">
            <text:p>0.7618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5.710767" calcext:value-type="float">
            <text:p>45.7107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42.645996" calcext:value-type="float">
            <text:p>2742.645996</text:p>
          </table:table-cell>
          <table:table-cell office:value-type="string" calcext:value-type="string">
            <text:p>second(s)</text:p>
          </table:table-cell>
          <table:table-cell/>
          <table:table-cell table:formula="of:=LOG([.C33])" office:value-type="float" office:value="4.92528114304671" calcext:value-type="float">
            <text:p>4.925281143</text:p>
          </table:table-cell>
          <table:table-cell/>
          <table:table-cell office:value-type="float" office:value="0.761846" calcext:value-type="float">
            <text:p>0.761846</text:p>
          </table:table-cell>
          <table:table-cell office:value-type="float" office:value="4.92528114304671" calcext:value-type="float">
            <text:p>4.925281143</text:p>
          </table:table-cell>
        </table:table-row>
        <table:table-row table:style-name="ro1">
          <table:table-cell office:value-type="string" calcext:value-type="string">
            <text:p><text:s text:c="5"/>280 <text:s text:c="6"/>88127 cells <text:s text:c="5"/>571199 contacts <text:s text:c="3"/>0.845337 hour(s) or 50.720215 minute(s) or 3043.212891 second(s)</text:p>
          </table:table-cell>
          <table:table-cell office:value-type="float" office:value="280" calcext:value-type="float">
            <text:p>280</text:p>
          </table:table-cell>
          <table:table-cell office:value-type="float" office:value="88127" calcext:value-type="float">
            <text:p>88127</text:p>
          </table:table-cell>
          <table:table-cell office:value-type="string" calcext:value-type="string">
            <text:p>cells</text:p>
          </table:table-cell>
          <table:table-cell office:value-type="float" office:value="571199" calcext:value-type="float">
            <text:p>571199</text:p>
          </table:table-cell>
          <table:table-cell office:value-type="string" calcext:value-type="string">
            <text:p>contacts</text:p>
          </table:table-cell>
          <table:table-cell office:value-type="float" office:value="0.845337" calcext:value-type="float">
            <text:p>0.8453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50.720215" calcext:value-type="float">
            <text:p>50.72021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43.212891" calcext:value-type="float">
            <text:p>3043.212891</text:p>
          </table:table-cell>
          <table:table-cell office:value-type="string" calcext:value-type="string">
            <text:p>second(s)</text:p>
          </table:table-cell>
          <table:table-cell/>
          <table:table-cell table:formula="of:=LOG([.C34])" office:value-type="float" office:value="4.94510898621628" calcext:value-type="float">
            <text:p>4.9451089862</text:p>
          </table:table-cell>
          <table:table-cell/>
          <table:table-cell office:value-type="float" office:value="0.845337" calcext:value-type="float">
            <text:p>0.845337</text:p>
          </table:table-cell>
          <table:table-cell office:value-type="float" office:value="4.94510898621628" calcext:value-type="float">
            <text:p>4.9451089862</text:p>
          </table:table-cell>
        </table:table-row>
        <table:table-row table:style-name="ro1">
          <table:table-cell office:value-type="string" calcext:value-type="string">
            <text:p><text:s text:c="5"/>290 <text:s text:c="6"/>92004 cells <text:s text:c="5"/>597129 contacts <text:s text:c="3"/>0.930348 hour(s) or 55.820854 minute(s) or 3349.251221 second(s)</text:p>
          </table:table-cell>
          <table:table-cell office:value-type="float" office:value="290" calcext:value-type="float">
            <text:p>290</text:p>
          </table:table-cell>
          <table:table-cell office:value-type="float" office:value="92004" calcext:value-type="float">
            <text:p>92004</text:p>
          </table:table-cell>
          <table:table-cell office:value-type="string" calcext:value-type="string">
            <text:p>cells</text:p>
          </table:table-cell>
          <table:table-cell office:value-type="float" office:value="597129" calcext:value-type="float">
            <text:p>597129</text:p>
          </table:table-cell>
          <table:table-cell office:value-type="string" calcext:value-type="string">
            <text:p>contacts</text:p>
          </table:table-cell>
          <table:table-cell office:value-type="float" office:value="0.930348" calcext:value-type="float">
            <text:p>0.9303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55.820854" calcext:value-type="float">
            <text:p>55.8208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49.251221" calcext:value-type="float">
            <text:p>3349.251221</text:p>
          </table:table-cell>
          <table:table-cell office:value-type="string" calcext:value-type="string">
            <text:p>second(s)</text:p>
          </table:table-cell>
          <table:table-cell/>
          <table:table-cell table:formula="of:=LOG([.C35])" office:value-type="float" office:value="4.96380670930386" calcext:value-type="float">
            <text:p>4.9638067093</text:p>
          </table:table-cell>
          <table:table-cell/>
          <table:table-cell office:value-type="float" office:value="0.930348" calcext:value-type="float">
            <text:p>0.930348</text:p>
          </table:table-cell>
          <table:table-cell office:value-type="float" office:value="4.96380670930386" calcext:value-type="float">
            <text:p>4.9638067093</text:p>
          </table:table-cell>
        </table:table-row>
        <table:table-row table:style-name="ro1">
          <table:table-cell office:value-type="string" calcext:value-type="string">
            <text:p><text:s text:c="5"/>300 <text:s text:c="6"/>96026 cells <text:s text:c="5"/>623521 contacts <text:s text:c="3"/>1.037070 hour(s) or 62.224178 minute(s) or 3733.450684 second(s)</text:p>
          </table:table-cell>
          <table:table-cell office:value-type="float" office:value="300" calcext:value-type="float">
            <text:p>300</text:p>
          </table:table-cell>
          <table:table-cell office:value-type="float" office:value="96026" calcext:value-type="float">
            <text:p>96026</text:p>
          </table:table-cell>
          <table:table-cell office:value-type="string" calcext:value-type="string">
            <text:p>cells</text:p>
          </table:table-cell>
          <table:table-cell office:value-type="float" office:value="623521" calcext:value-type="float">
            <text:p>623521</text:p>
          </table:table-cell>
          <table:table-cell office:value-type="string" calcext:value-type="string">
            <text:p>contacts</text:p>
          </table:table-cell>
          <table:table-cell office:value-type="float" office:value="1.03707" calcext:value-type="float">
            <text:p>1.037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62.224178" calcext:value-type="float">
            <text:p>62.2241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33.450684" calcext:value-type="float">
            <text:p>3733.450684</text:p>
          </table:table-cell>
          <table:table-cell office:value-type="string" calcext:value-type="string">
            <text:p>second(s)</text:p>
          </table:table-cell>
          <table:table-cell/>
          <table:table-cell table:formula="of:=LOG([.C36])" office:value-type="float" office:value="4.98238883853672" calcext:value-type="float">
            <text:p>4.9823888385</text:p>
          </table:table-cell>
          <table:table-cell/>
          <table:table-cell office:value-type="float" office:value="1.03707" calcext:value-type="float">
            <text:p>1.03707</text:p>
          </table:table-cell>
          <table:table-cell office:value-type="float" office:value="4.98238883853672" calcext:value-type="float">
            <text:p>4.9823888385</text:p>
          </table:table-cell>
        </table:table-row>
        <table:table-row table:style-name="ro1">
          <table:table-cell office:value-type="string" calcext:value-type="string">
            <text:p><text:s text:c="5"/>310 <text:s text:c="6"/>99933 cells <text:s text:c="5"/>649492 contacts <text:s text:c="3"/>1.143029 hour(s) or 68.581755 minute(s) or 4114.905273 second(s)</text:p>
          </table:table-cell>
          <table:table-cell office:value-type="float" office:value="310" calcext:value-type="float">
            <text:p>310</text:p>
          </table:table-cell>
          <table:table-cell office:value-type="float" office:value="99933" calcext:value-type="float">
            <text:p>99933</text:p>
          </table:table-cell>
          <table:table-cell office:value-type="string" calcext:value-type="string">
            <text:p>cells</text:p>
          </table:table-cell>
          <table:table-cell office:value-type="float" office:value="649492" calcext:value-type="float">
            <text:p>649492</text:p>
          </table:table-cell>
          <table:table-cell office:value-type="string" calcext:value-type="string">
            <text:p>contacts</text:p>
          </table:table-cell>
          <table:table-cell office:value-type="float" office:value="1.143029" calcext:value-type="float">
            <text:p>1.1430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68.581755" calcext:value-type="float">
            <text:p>68.5817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14.905273" calcext:value-type="float">
            <text:p>4114.905273</text:p>
          </table:table-cell>
          <table:table-cell office:value-type="string" calcext:value-type="string">
            <text:p>second(s)</text:p>
          </table:table-cell>
          <table:table-cell/>
          <table:table-cell table:formula="of:=LOG([.C37])" office:value-type="float" office:value="4.99970892517617" calcext:value-type="float">
            <text:p>4.9997089252</text:p>
          </table:table-cell>
          <table:table-cell/>
          <table:table-cell office:value-type="float" office:value="1.143029" calcext:value-type="float">
            <text:p>1.143029</text:p>
          </table:table-cell>
          <table:table-cell office:value-type="float" office:value="4.99970892517617" calcext:value-type="float">
            <text:p>4.9997089252</text:p>
          </table:table-cell>
        </table:table-row>
        <table:table-row table:style-name="ro1">
          <table:table-cell office:value-type="string" calcext:value-type="string">
            <text:p><text:s text:c="5"/>320 <text:s text:c="5"/>103933 cells <text:s text:c="5"/>675360 contacts <text:s text:c="3"/>1.234969 hour(s) or 74.098169 minute(s) or 4445.890137 second(s)</text:p>
          </table:table-cell>
          <table:table-cell office:value-type="float" office:value="320" calcext:value-type="float">
            <text:p>320</text:p>
          </table:table-cell>
          <table:table-cell office:value-type="float" office:value="103933" calcext:value-type="float">
            <text:p>103933</text:p>
          </table:table-cell>
          <table:table-cell office:value-type="string" calcext:value-type="string">
            <text:p>cells</text:p>
          </table:table-cell>
          <table:table-cell office:value-type="float" office:value="675360" calcext:value-type="float">
            <text:p>675360</text:p>
          </table:table-cell>
          <table:table-cell office:value-type="string" calcext:value-type="string">
            <text:p>contacts</text:p>
          </table:table-cell>
          <table:table-cell office:value-type="float" office:value="1.234969" calcext:value-type="float">
            <text:p>1.2349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74.098169" calcext:value-type="float">
            <text:p>74.0981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45.890137" calcext:value-type="float">
            <text:p>4445.890137</text:p>
          </table:table-cell>
          <table:table-cell office:value-type="string" calcext:value-type="string">
            <text:p>second(s)</text:p>
          </table:table-cell>
          <table:table-cell/>
          <table:table-cell table:formula="of:=LOG([.C38])" office:value-type="float" office:value="5.01675346326857" calcext:value-type="float">
            <text:p>5.0167534633</text:p>
          </table:table-cell>
          <table:table-cell/>
          <table:table-cell office:value-type="float" office:value="1.234969" calcext:value-type="float">
            <text:p>1.234969</text:p>
          </table:table-cell>
          <table:table-cell office:value-type="float" office:value="5.01675346326857" calcext:value-type="float">
            <text:p>5.0167534633</text:p>
          </table:table-cell>
        </table:table-row>
        <table:table-row table:style-name="ro1">
          <table:table-cell office:value-type="string" calcext:value-type="string">
            <text:p><text:s text:c="5"/>330 <text:s text:c="5"/>107809 cells <text:s text:c="5"/>701240 contacts <text:s text:c="3"/>1.328938 hour(s) or 79.736279 minute(s) or 4784.176758 second(s)</text:p>
          </table:table-cell>
          <table:table-cell office:value-type="float" office:value="330" calcext:value-type="float">
            <text:p>330</text:p>
          </table:table-cell>
          <table:table-cell office:value-type="float" office:value="107809" calcext:value-type="float">
            <text:p>107809</text:p>
          </table:table-cell>
          <table:table-cell office:value-type="string" calcext:value-type="string">
            <text:p>cells</text:p>
          </table:table-cell>
          <table:table-cell office:value-type="float" office:value="701240" calcext:value-type="float">
            <text:p>701240</text:p>
          </table:table-cell>
          <table:table-cell office:value-type="string" calcext:value-type="string">
            <text:p>contacts</text:p>
          </table:table-cell>
          <table:table-cell office:value-type="float" office:value="1.328938" calcext:value-type="float">
            <text:p>1.3289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79.736279" calcext:value-type="float">
            <text:p>79.7362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84.176758" calcext:value-type="float">
            <text:p>4784.176758</text:p>
          </table:table-cell>
          <table:table-cell office:value-type="string" calcext:value-type="string">
            <text:p>second(s)</text:p>
          </table:table-cell>
          <table:table-cell/>
          <table:table-cell table:formula="of:=LOG([.C39])" office:value-type="float" office:value="5.03265501768916" calcext:value-type="float">
            <text:p>5.0326550177</text:p>
          </table:table-cell>
          <table:table-cell/>
          <table:table-cell office:value-type="float" office:value="1.328938" calcext:value-type="float">
            <text:p>1.328938</text:p>
          </table:table-cell>
          <table:table-cell office:value-type="float" office:value="5.03265501768916" calcext:value-type="float">
            <text:p>5.0326550177</text:p>
          </table:table-cell>
        </table:table-row>
        <table:table-row table:style-name="ro1">
          <table:table-cell office:value-type="string" calcext:value-type="string">
            <text:p><text:s text:c="5"/>340 <text:s text:c="5"/>111742 cells <text:s text:c="5"/>727271 contacts <text:s text:c="3"/>1.458729 hour(s) or 87.523739 minute(s) or 5251.424316 second(s)</text:p>
          </table:table-cell>
          <table:table-cell office:value-type="float" office:value="340" calcext:value-type="float">
            <text:p>340</text:p>
          </table:table-cell>
          <table:table-cell office:value-type="float" office:value="111742" calcext:value-type="float">
            <text:p>111742</text:p>
          </table:table-cell>
          <table:table-cell office:value-type="string" calcext:value-type="string">
            <text:p>cells</text:p>
          </table:table-cell>
          <table:table-cell office:value-type="float" office:value="727271" calcext:value-type="float">
            <text:p>727271</text:p>
          </table:table-cell>
          <table:table-cell office:value-type="string" calcext:value-type="string">
            <text:p>contacts</text:p>
          </table:table-cell>
          <table:table-cell office:value-type="float" office:value="1.458729" calcext:value-type="float">
            <text:p>1.4587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87.523739" calcext:value-type="float">
            <text:p>87.5237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51.424316" calcext:value-type="float">
            <text:p>5251.424316</text:p>
          </table:table-cell>
          <table:table-cell office:value-type="string" calcext:value-type="string">
            <text:p>second(s)</text:p>
          </table:table-cell>
          <table:table-cell/>
          <table:table-cell table:formula="of:=LOG([.C40])" office:value-type="float" office:value="5.04821644025836" calcext:value-type="float">
            <text:p>5.0482164403</text:p>
          </table:table-cell>
          <table:table-cell/>
          <table:table-cell office:value-type="float" office:value="1.458729" calcext:value-type="float">
            <text:p>1.458729</text:p>
          </table:table-cell>
          <table:table-cell office:value-type="float" office:value="5.04821644025836" calcext:value-type="float">
            <text:p>5.0482164403</text:p>
          </table:table-cell>
        </table:table-row>
        <table:table-row table:style-name="ro1">
          <table:table-cell office:value-type="string" calcext:value-type="string">
            <text:p><text:s text:c="5"/>350 <text:s text:c="5"/>115631 cells <text:s text:c="5"/>752953 contacts <text:s text:c="3"/>1.577444 hour(s) or 94.646623 minute(s) or 5678.797363 second(s)</text:p>
          </table:table-cell>
          <table:table-cell office:value-type="float" office:value="350" calcext:value-type="float">
            <text:p>350</text:p>
          </table:table-cell>
          <table:table-cell office:value-type="float" office:value="115631" calcext:value-type="float">
            <text:p>115631</text:p>
          </table:table-cell>
          <table:table-cell office:value-type="string" calcext:value-type="string">
            <text:p>cells</text:p>
          </table:table-cell>
          <table:table-cell office:value-type="float" office:value="752953" calcext:value-type="float">
            <text:p>752953</text:p>
          </table:table-cell>
          <table:table-cell office:value-type="string" calcext:value-type="string">
            <text:p>contacts</text:p>
          </table:table-cell>
          <table:table-cell office:value-type="float" office:value="1.577444" calcext:value-type="float">
            <text:p>1.5774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94.646623" calcext:value-type="float">
            <text:p>94.6466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78.797363" calcext:value-type="float">
            <text:p>5678.797363</text:p>
          </table:table-cell>
          <table:table-cell office:value-type="string" calcext:value-type="string">
            <text:p>second(s)</text:p>
          </table:table-cell>
          <table:table-cell/>
          <table:table-cell table:formula="of:=LOG([.C41])" office:value-type="float" office:value="5.06307428152469" calcext:value-type="float">
            <text:p>5.0630742815</text:p>
          </table:table-cell>
          <table:table-cell/>
          <table:table-cell office:value-type="float" office:value="1.577444" calcext:value-type="float">
            <text:p>1.577444</text:p>
          </table:table-cell>
          <table:table-cell office:value-type="float" office:value="5.06307428152469" calcext:value-type="float">
            <text:p>5.0630742815</text:p>
          </table:table-cell>
        </table:table-row>
        <table:table-row table:style-name="ro1">
          <table:table-cell office:value-type="string" calcext:value-type="string">
            <text:p><text:s text:c="5"/>360 <text:s text:c="5"/>119629 cells <text:s text:c="5"/>779263 contacts <text:s text:c="3"/>1.704753 hour(s) or 102.285164 minute(s) or 6137.109863 second(s)</text:p>
          </table:table-cell>
          <table:table-cell office:value-type="float" office:value="360" calcext:value-type="float">
            <text:p>360</text:p>
          </table:table-cell>
          <table:table-cell office:value-type="float" office:value="119629" calcext:value-type="float">
            <text:p>119629</text:p>
          </table:table-cell>
          <table:table-cell office:value-type="string" calcext:value-type="string">
            <text:p>cells</text:p>
          </table:table-cell>
          <table:table-cell office:value-type="float" office:value="779263" calcext:value-type="float">
            <text:p>779263</text:p>
          </table:table-cell>
          <table:table-cell office:value-type="string" calcext:value-type="string">
            <text:p>contacts</text:p>
          </table:table-cell>
          <table:table-cell office:value-type="float" office:value="1.704753" calcext:value-type="float">
            <text:p>1.7047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02.285164" calcext:value-type="float">
            <text:p>102.28516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37.109863" calcext:value-type="float">
            <text:p>6137.109863</text:p>
          </table:table-cell>
          <table:table-cell office:value-type="string" calcext:value-type="string">
            <text:p>second(s)</text:p>
          </table:table-cell>
          <table:table-cell/>
          <table:table-cell table:formula="of:=LOG([.C42])" office:value-type="float" office:value="5.07783647240567" calcext:value-type="float">
            <text:p>5.0778364724</text:p>
          </table:table-cell>
          <table:table-cell/>
          <table:table-cell office:value-type="float" office:value="1.704753" calcext:value-type="float">
            <text:p>1.704753</text:p>
          </table:table-cell>
          <table:table-cell office:value-type="float" office:value="5.07783647240567" calcext:value-type="float">
            <text:p>5.0778364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2:13:15.561393393</meta:creation-date>
    <dc:date>2018-02-21T16:08:56.686949524</dc:date>
    <meta:editing-duration>PT3H30M19S</meta:editing-duration>
    <meta:editing-cycles>6</meta:editing-cycles>
    <meta:generator>LibreOffice/4.4.7.2$Linux_X86_64 LibreOffice_project/40m0$Build-2</meta:generator>
    <meta:document-statistic meta:table-count="1" meta:cell-count="618" meta:object-count="0"/>
  </office:meta>
</office:document-meta>
</file>